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512cm"/>
    </style:style>
    <style:style style:name="co2" style:family="table-column">
      <style:table-column-properties fo:break-before="auto" style:column-width="3.431cm"/>
    </style:style>
    <style:style style:name="co3" style:family="table-column">
      <style:table-column-properties fo:break-before="auto" style:column-width="3.05cm"/>
    </style:style>
    <style:style style:name="co4" style:family="table-column">
      <style:table-column-properties fo:break-before="auto" style:column-width="3.131cm"/>
    </style:style>
    <style:style style:name="co5" style:family="table-column">
      <style:table-column-properties fo:break-before="auto" style:column-width="2.88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SVM (RBF) – comparsion of various folds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Number of folds</text:p>
          </table:table-cell>
          <table:table-cell office:value-type="string" calcext:value-type="string">
            <text:p>Address bar features</text:p>
          </table:table-cell>
          <table:table-cell office:value-type="string" calcext:value-type="string">
            <text:p>Abnormal features</text:p>
          </table:table-cell>
          <table:table-cell office:value-type="string" calcext:value-type="string">
            <text:p>HTML JS features</text:p>
          </table:table-cell>
          <table:table-cell office:value-type="string" calcext:value-type="string">
            <text:p>Domain features</text:p>
          </table:table-cell>
        </table:table-row>
        <table:table-row table:style-name="ro1">
          <table:table-cell office:value-type="string" calcext:value-type="string">
            <text:p>2 fold</text:p>
          </table:table-cell>
          <table:table-cell office:value-type="float" office:value="84.9556721549" calcext:value-type="float">
            <text:p>84.9556721549</text:p>
          </table:table-cell>
          <table:table-cell office:value-type="float" office:value="88.3752487787" calcext:value-type="float">
            <text:p>88.3752487787</text:p>
          </table:table-cell>
          <table:table-cell office:value-type="float" office:value="90.9444544961" calcext:value-type="float">
            <text:p>90.9444544961</text:p>
          </table:table-cell>
          <table:table-cell office:value-type="float" office:value="92.8261262891" calcext:value-type="float">
            <text:p>92.8261262891</text:p>
          </table:table-cell>
        </table:table-row>
        <table:table-row table:style-name="ro1">
          <table:table-cell office:value-type="string" calcext:value-type="string">
            <text:p>3 fold</text:p>
          </table:table-cell>
          <table:table-cell office:value-type="float" office:value="88.9992540505" calcext:value-type="float">
            <text:p>88.9992540505</text:p>
          </table:table-cell>
          <table:table-cell office:value-type="float" office:value="90.084878146" calcext:value-type="float">
            <text:p>90.084878146</text:p>
          </table:table-cell>
          <table:table-cell office:value-type="float" office:value="93.0883363265" calcext:value-type="float">
            <text:p>93.0883363265</text:p>
          </table:table-cell>
          <table:table-cell office:value-type="float" office:value="93.2784503109" calcext:value-type="float">
            <text:p>93.2784503109</text:p>
          </table:table-cell>
        </table:table-row>
        <table:table-row table:style-name="ro1">
          <table:table-cell office:value-type="string" calcext:value-type="string">
            <text:p>4 fold</text:p>
          </table:table-cell>
          <table:table-cell office:value-type="float" office:value="89.0262869959" calcext:value-type="float">
            <text:p>89.0262869959</text:p>
          </table:table-cell>
          <table:table-cell office:value-type="float" office:value="90.3019399675" calcext:value-type="float">
            <text:p>90.3019399675</text:p>
          </table:table-cell>
          <table:table-cell office:value-type="float" office:value="93.6220854134" calcext:value-type="float">
            <text:p>93.6220854134</text:p>
          </table:table-cell>
          <table:table-cell office:value-type="float" office:value="93.2965914846" calcext:value-type="float">
            <text:p>93.2965914846</text:p>
          </table:table-cell>
        </table:table-row>
        <table:table-row table:style-name="ro1">
          <table:table-cell office:value-type="string" calcext:value-type="string">
            <text:p>5 fold</text:p>
          </table:table-cell>
          <table:table-cell office:value-type="float" office:value="89.9582261461" calcext:value-type="float">
            <text:p>89.9582261461</text:p>
          </table:table-cell>
          <table:table-cell office:value-type="float" office:value="91.3515515798" calcext:value-type="float">
            <text:p>91.3515515798</text:p>
          </table:table-cell>
          <table:table-cell office:value-type="float" office:value="94.0473445197" calcext:value-type="float">
            <text:p>94.0473445197</text:p>
          </table:table-cell>
          <table:table-cell office:value-type="float" office:value="93.3870835047" calcext:value-type="float">
            <text:p>93.38708350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2T06:35:58.984077647</meta:creation-date>
    <dc:date>2015-12-02T06:49:53.758197875</dc:date>
    <meta:editing-duration>P0D</meta:editing-duration>
    <meta:editing-cycles>1</meta:editing-cycles>
    <meta:document-statistic meta:table-count="1" meta:cell-count="26" meta:object-count="0"/>
    <meta:generator>LibreOffice/4.2.8.2$Linux_X86_64 LibreOffice_project/420m0$Build-2</meta:generator>
  </office:meta>
</office:document-meta>
</file>